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a20" officeooo:paragraph-rsid="000d5034"/>
    </style:style>
    <style:style style:name="P2" style:family="paragraph" style:parent-style-name="Standard">
      <style:text-properties fo:font-size="16pt" fo:font-weight="bold" officeooo:rsid="000d801f" officeooo:paragraph-rsid="000d801f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0d801f" officeooo:paragraph-rsid="000d801f" style:font-size-asian="10.5pt" style:font-weight-asian="normal" style:font-size-complex="12pt" style:font-weight-complex="normal"/>
    </style:style>
    <style:style style:name="T1" style:family="text">
      <style:text-properties officeooo:rsid="000e47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</text:p>
      <text:p text:style-name="P1">=====================================================================</text:p>
      <text:p text:style-name="P1">Assignment : Sorting &amp; Searching operations</text:p>
      <text:p text:style-name="P1">Name : Gaurav Ghati</text:p>
      <text:p text:style-name="P1">class : SE 10</text:p>
      <text:p text:style-name="P1">Batch : F 10</text:p>
      <text:p text:style-name="P1"/>
      <text:p text:style-name="P1">Problem Statement : </text:p>
      <text:p text:style-name="P1">Accept student information (e.g. RollNo, Name, Percentage etc.).</text:p>
      <text:p text:style-name="P1"><text:tab/>a) Display the data in ascending order of name (Bubble Sort)</text:p>
      <text:p text:style-name="P1"><text:tab/>b) Display the data in descending order of name(Selection sort)</text:p>
      <text:p text:style-name="P1"><text:tab/>c) Display data for RollNo specified by user (Binary search)</text:p>
      <text:p text:style-name="P1"><text:tab/>d) Display the number of passes and comparisons for different test cases (Worst, Average, Best case).</text:p>
      <text:p text:style-name="P1">=====================================================================</text:p>
      <text:p text:style-name="P1">*/</text:p>
      <text:p text:style-name="P1">#include &lt;stdio.h&gt;</text:p>
      <text:p text:style-name="P1">#include &lt;stdlib.h&gt;</text:p>
      <text:p text:style-name="P1">#include &lt;string.h&gt;</text:p>
      <text:p text:style-name="P1"/>
      <text:p text:style-name="P1">#define ll line(85);</text:p>
      <text:p text:style-name="P1">#define nm 50</text:p>
      <text:p text:style-name="P1">#define lim 80</text:p>
      <text:p text:style-name="P1"/>
      <text:p text:style-name="P1">void line(int n)<text:tab/><text:tab/>//For horizontal line of table</text:p>
      <text:p text:style-name="P1">{</text:p>
      <text:p text:style-name="P1"><text:tab/>int i;</text:p>
      <text:p text:style-name="P1"><text:tab/>for(i=0;i&lt;n;i++)</text:p>
      <text:p text:style-name="P1"><text:tab/><text:tab/>printf("-");</text:p>
      <text:p text:style-name="P1"><text:tab/>printf("\n");</text:p>
      <text:p text:style-name="P1">}</text:p>
      <text:p text:style-name="P1"/>
      <text:p text:style-name="P1">struct Student</text:p>
      <text:p text:style-name="P1">{</text:p>
      <text:p text:style-name="P1"><text:tab/>int roll;</text:p>
      <text:p text:style-name="P1"><text:tab/>char name[nm];</text:p>
      <text:p text:style-name="P1"><text:tab/>int age;</text:p>
      <text:p text:style-name="P1"><text:tab/>float percent;</text:p>
      <text:p text:style-name="P1">}S[lim];</text:p>
      <text:p text:style-name="P1"/>
      <text:p text:style-name="P1">int checkRoll(int t)<text:tab/><text:tab/>//Check if Roll No. is Unique</text:p>
      <text:p text:style-name="P1">{</text:p>
      <text:p text:style-name="P1"><text:tab/>int i;</text:p>
      <text:p text:style-name="P1"><text:tab/>for(i=0;i&lt;t;i++)</text:p>
      <text:p text:style-name="P1"><text:tab/><text:tab/>if(S[i].roll==S[t].roll)</text:p>
      <text:p text:style-name="P1"><text:tab/><text:tab/><text:tab/>return 1;</text:p>
      <text:p text:style-name="P1"><text:tab/>return 0;</text:p>
      <text:p text:style-name="P1">}</text:p>
      <text:p text:style-name="P1"/>
      <text:p text:style-name="P1">void tabHead()</text:p>
      <text:p text:style-name="P1">{</text:p>
      <text:p text:style-name="P1"><text:tab/>ll</text:p>
      <text:p text:style-name="P1"><text:soft-page-break/><text:tab/>printf("\nUnique Roll No.\t\tName of Student\t\tAge\tPercentage\n\n");</text:p>
      <text:p text:style-name="P1"><text:tab/>ll</text:p>
      <text:p text:style-name="P1">}</text:p>
      <text:p text:style-name="P1"/>
      <text:p text:style-name="P1">void acceptData(int t)<text:tab/><text:tab/><text:tab/>//Get Data</text:p>
      <text:p text:style-name="P1">{</text:p>
      <text:p text:style-name="P1"><text:tab/>printf("\nStudent %d :",t+1);</text:p>
      <text:p text:style-name="P1"><text:tab/>do</text:p>
      <text:p text:style-name="P1"><text:tab/>{</text:p>
      <text:p text:style-name="P1"><text:tab/><text:tab/>printf("\nUnique Roll No. : ");</text:p>
      <text:p text:style-name="P1"><text:tab/><text:tab/>scanf("%d",&amp;S[t].roll);</text:p>
      <text:p text:style-name="P1"><text:tab/><text:tab/>if(checkRoll(t))</text:p>
      <text:p text:style-name="P1"><text:tab/><text:tab/><text:tab/>printf("\nEntered Roll No. Already Exists");</text:p>
      <text:p text:style-name="P1"><text:tab/>}while(checkRoll(t));</text:p>
      <text:p text:style-name="P1"><text:tab/>while(getc(stdin)!='\n');</text:p>
      <text:p text:style-name="P1"><text:tab/>do</text:p>
      <text:p text:style-name="P1"><text:s text:c="4"/>{</text:p>
      <text:p text:style-name="P1"><text:s text:c="8"/>printf("Name : ");</text:p>
      <text:p text:style-name="P1"><text:s text:c="8"/>gets(&amp;S[t].name);</text:p>
      <text:p text:style-name="P1"><text:s text:c="8"/>if(strlen(S[t].name)==0)</text:p>
      <text:p text:style-name="P1"><text:s text:c="12"/>printf("\nName Cannot be Empty...!!\n");</text:p>
      <text:p text:style-name="P1"><text:s text:c="4"/>}while(strlen(S[t].name)==0);</text:p>
      <text:p text:style-name="P1"><text:tab/>printf("Age : ");</text:p>
      <text:p text:style-name="P1"><text:tab/>scanf("%d",&amp;S[t].age);</text:p>
      <text:p text:style-name="P1"><text:tab/>printf("Percentage : ");</text:p>
      <text:p text:style-name="P1"><text:tab/>do</text:p>
      <text:p text:style-name="P1"><text:tab/>{</text:p>
      <text:p text:style-name="P1"><text:tab/><text:tab/>scanf("%f",&amp;S[t].percent);</text:p>
      <text:p text:style-name="P1"><text:tab/><text:tab/>if((S[t].percent&lt;0)||(S[t].percent&gt;100))</text:p>
      <text:p text:style-name="P1"><text:tab/><text:tab/><text:tab/>printf("Enter CORRECT Percentage !!\n");</text:p>
      <text:p text:style-name="P1"><text:tab/>}while((S[t].percent&lt;0)||(S[t].percent&gt;100)); <text:s text:c="3"/>//Validation of Percentage</text:p>
      <text:p text:style-name="P1">}</text:p>
      <text:p text:style-name="P1"/>
      <text:p text:style-name="P1">void displayData(int j)<text:tab/><text:tab/><text:tab/>//Displaying Data</text:p>
      <text:p text:style-name="P1">{</text:p>
      <text:p text:style-name="P1"><text:tab/>printf("\n %5d\t\t\t%s\t\t\t%d\t%2f",S[j].roll,S[j].name,S[j].age,S[j].percent);</text:p>
      <text:p text:style-name="P1">}</text:p>
      <text:p text:style-name="P1"/>
      <text:p text:style-name="P1">void swap(struct Student *S1,struct Student *S2)</text:p>
      <text:p text:style-name="P1">{</text:p>
      <text:p text:style-name="P1"><text:tab/>struct Student S;</text:p>
      <text:p text:style-name="P1"><text:tab/>S = *S1;</text:p>
      <text:p text:style-name="P1"><text:tab/>*S1 = *S2;</text:p>
      <text:p text:style-name="P1"><text:tab/>*S2 = S;</text:p>
      <text:p text:style-name="P1">}</text:p>
      <text:p text:style-name="P1"/>
      <text:p text:style-name="P1">void bubbleSort(int n)</text:p>
      <text:p text:style-name="P1">{</text:p>
      <text:p text:style-name="P1"><text:tab/>int i,j,k,t,h=1,g,swapSum = 0, compSum = 0;</text:p>
      <text:p text:style-name="P1"><text:tab/>printf("\nProcess :-\n\nOriginal : ");</text:p>
      <text:p text:style-name="P1"><text:tab/>for(k=0;k&lt;n;k++)</text:p>
      <text:p text:style-name="P1"><text:tab/><text:tab/>printf("%d <text:s text:c="2"/>", S[k].roll);</text:p>
      <text:p text:style-name="P1"><text:soft-page-break/><text:tab/>printf("\n");</text:p>
      <text:p text:style-name="P1"><text:tab/>for(i=0;i&lt;n;i++)</text:p>
      <text:p text:style-name="P1"><text:tab/>{</text:p>
      <text:p text:style-name="P1"><text:tab/><text:tab/>t=0;</text:p>
      <text:p text:style-name="P1"><text:tab/><text:tab/>g=0;</text:p>
      <text:p text:style-name="P1"><text:tab/><text:tab/>for(j=(n-1);j&gt;i;j--)</text:p>
      <text:p text:style-name="P1"><text:tab/><text:tab/>{</text:p>
      <text:p text:style-name="P1"><text:tab/><text:tab/> <text:s text:c="3"/>g++;</text:p>
      <text:p text:style-name="P1"><text:tab/><text:tab/><text:tab/>if(S[j-1].roll&gt;S[j].roll)</text:p>
      <text:p text:style-name="P1"><text:tab/><text:tab/><text:tab/>{</text:p>
      <text:p text:style-name="P1"><text:tab/><text:tab/><text:tab/><text:tab/>swap(&amp;S[j-1],&amp;S[j]);</text:p>
      <text:p text:style-name="P1"><text:tab/><text:tab/><text:tab/><text:tab/>t++;</text:p>
      <text:p text:style-name="P1"><text:tab/><text:tab/><text:tab/>}</text:p>
      <text:p text:style-name="P1"><text:tab/><text:tab/>}</text:p>
      <text:p text:style-name="P1"><text:tab/><text:tab/>if(t==0)</text:p>
      <text:p text:style-name="P1"><text:tab/><text:tab/><text:tab/>break;</text:p>
      <text:p text:style-name="P1"><text:tab/><text:tab/>printf("Pass %d <text:s text:c="2"/>: ", h);</text:p>
      <text:p text:style-name="P1"><text:tab/><text:tab/>for(k=0;k&lt;n;k++)</text:p>
      <text:p text:style-name="P1"><text:tab/><text:tab/><text:tab/>printf("%d <text:s text:c="2"/>", S[k].roll);</text:p>
      <text:p text:style-name="P1"/>
      <text:p text:style-name="P1"><text:tab/><text:tab/>printf(" | Swaps = %d <text:s/>| Comparisons = %d\n", t-1, g);</text:p>
      <text:p text:style-name="P1"><text:tab/><text:tab/>swapSum += t-1;</text:p>
      <text:p text:style-name="P1"><text:tab/><text:tab/>compSum += g;</text:p>
      <text:p text:style-name="P1"><text:tab/><text:tab/>h++;</text:p>
      <text:p text:style-name="P1"><text:tab/>}</text:p>
      <text:p text:style-name="P1"><text:tab/>printf("\nHence List is Sorted in %d passes.\nTotal Swaps = %d.\nTotal Comparisons = %d.\n", h-1, swapSum, compSum+n-1);</text:p>
      <text:p text:style-name="P1">}</text:p>
      <text:p text:style-name="P1"/>
      <text:p text:style-name="P1">void selectionSort(int n)</text:p>
      <text:p text:style-name="P1">{</text:p>
      <text:p text:style-name="P1"><text:tab/>int i,j,max,k,h=1,g,t, swapSum = 0, compSum = 0;</text:p>
      <text:p text:style-name="P1"><text:tab/>printf("\nProcess :-\n\nOriginal : ");</text:p>
      <text:p text:style-name="P1"><text:tab/><text:tab/>for(k=0;k&lt;n;k++)</text:p>
      <text:p text:style-name="P1"><text:tab/><text:tab/><text:tab/>printf("%s <text:s text:c="2"/>", S[k].name);</text:p>
      <text:p text:style-name="P1"><text:tab/><text:tab/>printf("\n");</text:p>
      <text:p text:style-name="P1"><text:tab/>for(i=0;i&lt;(n-1);i++)</text:p>
      <text:p text:style-name="P1"><text:tab/>{</text:p>
      <text:p text:style-name="P1"><text:tab/><text:tab/>g=0;t=0;</text:p>
      <text:p text:style-name="P1"><text:tab/><text:tab/>max=i;</text:p>
      <text:p text:style-name="P1"><text:tab/><text:tab/>for(j=(i+1);j&lt;n;j++)</text:p>
      <text:p text:style-name="P1"><text:tab/><text:tab/>{</text:p>
      <text:p text:style-name="P1"><text:tab/><text:tab/><text:tab/>g++;</text:p>
      <text:p text:style-name="P1"><text:tab/><text:tab/><text:tab/>if(strcmp(S[j].name,S[max].name)&gt;0)</text:p>
      <text:p text:style-name="P1"><text:tab/><text:tab/><text:tab/><text:tab/>max = j;</text:p>
      <text:p text:style-name="P1"><text:tab/><text:tab/>}</text:p>
      <text:p text:style-name="P1"><text:tab/><text:tab/>swap(&amp;S[i],&amp;S[max]);</text:p>
      <text:p text:style-name="P1"><text:tab/><text:tab/>t++;</text:p>
      <text:p text:style-name="P1"><text:tab/><text:tab/>printf("Pass %d <text:s text:c="2"/>: ", h);</text:p>
      <text:p text:style-name="P1"><text:tab/><text:tab/>for(k=0;k&lt;n;k++)</text:p>
      <text:p text:style-name="P1"><text:tab/><text:tab/><text:tab/>printf("%s <text:s text:c="2"/>", S[k].name);</text:p>
      <text:p text:style-name="P1"><text:tab/><text:tab/>printf(" | Swaps = %d <text:s/>| Comparisons = %d\n", t-1, g);</text:p>
      <text:p text:style-name="P1"><text:soft-page-break/><text:tab/><text:tab/>swapSum += t-1;</text:p>
      <text:p text:style-name="P1"><text:tab/><text:tab/>compSum += g;</text:p>
      <text:p text:style-name="P1"><text:tab/><text:tab/>h++;</text:p>
      <text:p text:style-name="P1"><text:tab/>}</text:p>
      <text:p text:style-name="P1"/>
      <text:p text:style-name="P1"><text:tab/>printf("\nHence List is Sorted in %d passes.\nTotal Swaps = %d.\nTotal Comparisons = %d.\n", h-1, swapSum, compSum);</text:p>
      <text:p text:style-name="P1">}</text:p>
      <text:p text:style-name="P1"/>
      <text:p text:style-name="P1">int binarySearchWOR(int n,int sch)</text:p>
      <text:p text:style-name="P1">{</text:p>
      <text:p text:style-name="P1"><text:tab/>int beg=0, end=n-1, mid=(beg+end)/2;</text:p>
      <text:p text:style-name="P1"/>
      <text:p text:style-name="P1"><text:tab/>while(beg&lt;end)</text:p>
      <text:p text:style-name="P1"><text:tab/>{</text:p>
      <text:p text:style-name="P1"><text:tab/><text:tab/>if(S[mid].roll==sch)</text:p>
      <text:p text:style-name="P1"><text:tab/><text:tab/><text:tab/>return mid;</text:p>
      <text:p text:style-name="P1"><text:tab/><text:tab/>else if(S[mid].roll&gt;sch)</text:p>
      <text:p text:style-name="P1"><text:tab/><text:tab/>{</text:p>
      <text:p text:style-name="P1"><text:tab/><text:tab/><text:tab/>end = mid-1;</text:p>
      <text:p text:style-name="P1"><text:tab/><text:tab/><text:tab/>mid = (beg+end)/2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beg = mid+1;</text:p>
      <text:p text:style-name="P1"><text:tab/><text:tab/><text:tab/>mid = (beg+end)/2;</text:p>
      <text:p text:style-name="P1"><text:tab/><text:tab/>}</text:p>
      <text:p text:style-name="P1"><text:tab/>}</text:p>
      <text:p text:style-name="P1"><text:tab/>return -1;</text:p>
      <text:p text:style-name="P1">}</text:p>
      <text:p text:style-name="P1"/>
      <text:p text:style-name="P1">int binarySearchWR(int beg,int end,int sch)</text:p>
      <text:p text:style-name="P1">{</text:p>
      <text:p text:style-name="P1"><text:tab/>int mid = (beg+end)/2;</text:p>
      <text:p text:style-name="P1"><text:s text:c="4"/>if (beg &gt; end)</text:p>
      <text:p text:style-name="P1"><text:s text:c="8"/>return -1;</text:p>
      <text:p text:style-name="P1"><text:tab/>if(S[mid].roll==sch)</text:p>
      <text:p text:style-name="P1"><text:tab/><text:tab/>return mid;</text:p>
      <text:p text:style-name="P1"><text:tab/>if(S[mid].roll&gt;sch)</text:p>
      <text:p text:style-name="P1"><text:tab/><text:tab/>return(binarySearchWR(beg,mid-1,sch));</text:p>
      <text:p text:style-name="P1"><text:tab/>else</text:p>
      <text:p text:style-name="P1"><text:tab/><text:tab/>return(binarySearchWR(mid+1,end,sch));</text:p>
      <text:p text:style-name="P1">}</text:p>
      <text:p text:style-name="P1"/>
      <text:p text:style-name="P1">int main()</text:p>
      <text:p text:style-name="P1">{</text:p>
      <text:p text:style-name="P1"><text:tab/>int ch,t=0,i,m,sch;</text:p>
      <text:p text:style-name="P1"/>
      <text:p text:style-name="P1"><text:tab/>do</text:p>
      <text:p text:style-name="P1"><text:tab/><text:tab/>{</text:p>
      <text:p text:style-name="P1"><text:soft-page-break/><text:tab/><text:tab/><text:tab/>printf("\nMenu :\n1. Enter Students Records.\n2. Display in ascending order of Roll. No.\n3. Display in descending order of Name.\n4. Search Data ( Without Recursion ).\n5. Search Data ( With Recursion ).\n6. Exit.\nEnter your choice : ");</text:p>
      <text:p text:style-name="P1"><text:tab/><text:tab/><text:tab/>scanf("%d",&amp;ch);</text:p>
      <text:p text:style-name="P1"><text:tab/><text:tab/><text:tab/>switch(ch)</text:p>
      <text:p text:style-name="P1"><text:tab/><text:tab/><text:tab/>{</text:p>
      <text:p text:style-name="P1"><text:tab/><text:tab/><text:tab/><text:tab/>case 1:<text:tab/>do</text:p>
      <text:p text:style-name="P1"><text:tab/><text:tab/><text:tab/><text:tab/><text:tab/><text:tab/>{</text:p>
      <text:p text:style-name="P1"><text:tab/><text:tab/><text:tab/><text:tab/><text:tab/><text:tab/><text:tab/>printf("\nEnter no. of students : ");</text:p>
      <text:p text:style-name="P1"><text:tab/><text:tab/><text:tab/><text:tab/><text:tab/><text:tab/><text:tab/>scanf("%d",&amp;t);</text:p>
      <text:p text:style-name="P1"><text:tab/><text:tab/><text:tab/><text:tab/><text:tab/><text:tab/><text:tab/>if(t&gt;=lim)</text:p>
      <text:p text:style-name="P1"><text:tab/><text:tab/><text:tab/><text:tab/><text:tab/><text:tab/><text:tab/><text:tab/>printf("\nMaximum no. of data entry allowed is %d ...!!\n",lim);</text:p>
      <text:p text:style-name="P1"><text:tab/><text:tab/><text:tab/><text:tab/><text:tab/><text:tab/><text:tab/>if(t&lt;0)</text:p>
      <text:p text:style-name="P1"><text:tab/><text:tab/><text:tab/><text:tab/><text:tab/><text:tab/><text:tab/><text:tab/>printf("\nEnter a VALID number...!!\n");</text:p>
      <text:p text:style-name="P1"><text:tab/><text:tab/><text:tab/><text:tab/><text:tab/><text:tab/>}while((t&gt;=lim)||(t&lt;0));</text:p>
      <text:p text:style-name="P1"><text:tab/><text:tab/><text:tab/><text:tab/><text:tab/><text:tab/>for(i=0;i&lt;t;i++)</text:p>
      <text:p text:style-name="P1"><text:tab/><text:tab/><text:tab/><text:tab/><text:tab/><text:tab/><text:tab/>acceptData(i);</text:p>
      <text:p text:style-name="P1"><text:tab/><text:tab/><text:tab/><text:tab/><text:tab/><text:tab/>break;</text:p>
      <text:p text:style-name="P1"/>
      <text:p text:style-name="P1"><text:tab/><text:tab/><text:tab/><text:tab/>case 2:<text:tab/>if(t!=0)</text:p>
      <text:p text:style-name="P1"><text:tab/><text:tab/><text:tab/><text:tab/><text:tab/><text:tab/>{</text:p>
      <text:p text:style-name="P1"><text:tab/><text:tab/><text:tab/><text:tab/><text:tab/><text:tab/><text:tab/>printf("\nBUBBLE SORT : (Sort by Roll No. in Ascending Order)\n");</text:p>
      <text:p text:style-name="P1"><text:tab/><text:tab/><text:tab/><text:tab/><text:tab/><text:tab/><text:tab/>bubbleSort(t);</text:p>
      <text:p text:style-name="P1"/>
      <text:p text:style-name="P1"><text:tab/><text:tab/><text:tab/><text:tab/><text:tab/><text:tab/><text:tab/>printf("\nDATA BASE :\n");</text:p>
      <text:p text:style-name="P1"><text:tab/><text:tab/><text:tab/><text:tab/><text:tab/><text:tab/><text:tab/>tabHead();</text:p>
      <text:p text:style-name="P1"><text:tab/><text:tab/><text:tab/><text:tab/><text:tab/><text:tab/><text:tab/>for(i=0;i&lt;t;i++)</text:p>
      <text:p text:style-name="P1"><text:tab/><text:tab/><text:tab/><text:tab/><text:tab/><text:tab/><text:tab/><text:tab/>displayData(i);</text:p>
      <text:p text:style-name="P1"><text:tab/><text:tab/><text:tab/><text:tab/><text:tab/><text:tab/><text:tab/>printf("\n");</text:p>
      <text:p text:style-name="P1"><text:tab/><text:tab/><text:tab/><text:tab/><text:tab/><text:tab/><text:tab/>ll</text:p>
      <text:p text:style-name="P1"><text:tab/><text:tab/><text:tab/><text:tab/><text:tab/><text:tab/>}</text:p>
      <text:p text:style-name="P1"><text:tab/><text:tab/><text:tab/><text:tab/><text:tab/><text:tab/>else</text:p>
      <text:p text:style-name="P1"><text:tab/><text:tab/><text:tab/><text:tab/><text:tab/><text:tab/><text:tab/>printf("\nEnter Data First..!!\n");</text:p>
      <text:p text:style-name="P1"><text:tab/><text:tab/><text:tab/><text:tab/><text:tab/><text:tab/>break;</text:p>
      <text:p text:style-name="P1"/>
      <text:p text:style-name="P1"><text:tab/><text:tab/><text:tab/><text:tab/>case 3:<text:tab/>if(t!=0)</text:p>
      <text:p text:style-name="P1"><text:tab/><text:tab/><text:tab/><text:tab/><text:tab/><text:tab/>{<text:tab/>selectionSort(t);</text:p>
      <text:p text:style-name="P1"><text:tab/><text:tab/><text:tab/><text:tab/><text:tab/><text:tab/><text:tab/>printf("\nSELECTION SORT : (Sort by Name in Descending Order)\n");</text:p>
      <text:p text:style-name="P1"><text:tab/><text:tab/><text:tab/><text:tab/><text:tab/><text:tab/><text:tab/>printf("\nDATA BASE :\n");</text:p>
      <text:p text:style-name="P1"><text:tab/><text:tab/><text:tab/><text:tab/><text:tab/><text:tab/><text:tab/>tabHead();</text:p>
      <text:p text:style-name="P1"><text:tab/><text:tab/><text:tab/><text:tab/><text:tab/><text:tab/><text:tab/>for(i=0;i&lt;t;i++)</text:p>
      <text:p text:style-name="P1"><text:tab/><text:tab/><text:tab/><text:tab/><text:tab/><text:tab/><text:tab/><text:tab/>displayData(i);</text:p>
      <text:p text:style-name="P1"><text:tab/><text:tab/><text:tab/><text:tab/><text:tab/><text:tab/><text:tab/>printf("\n");</text:p>
      <text:p text:style-name="P1"><text:tab/><text:tab/><text:tab/><text:tab/><text:tab/><text:tab/><text:tab/>ll</text:p>
      <text:p text:style-name="P1"><text:tab/><text:tab/><text:tab/><text:tab/><text:tab/><text:tab/>}</text:p>
      <text:p text:style-name="P1"><text:tab/><text:tab/><text:tab/><text:tab/><text:tab/><text:tab/>else</text:p>
      <text:p text:style-name="P1"><text:tab/><text:tab/><text:tab/><text:tab/><text:tab/><text:tab/><text:tab/>printf("\nEnter Data First..!!\n");</text:p>
      <text:p text:style-name="P1"><text:tab/><text:tab/><text:tab/><text:tab/><text:tab/><text:tab/>break;</text:p>
      <text:p text:style-name="P1"/>
      <text:p text:style-name="P1"><text:soft-page-break/><text:tab/><text:tab/><text:tab/><text:tab/>case 4:<text:tab/>if(t!=0)</text:p>
      <text:p text:style-name="P1"><text:tab/><text:tab/><text:tab/><text:tab/><text:tab/><text:tab/>{</text:p>
      <text:p text:style-name="P1"><text:tab/><text:tab/><text:tab/><text:tab/><text:tab/><text:tab/><text:tab/>printf("\nBINARY SEARCH : (Search Record by Roll No.)\n");</text:p>
      <text:p text:style-name="P1"/>
      <text:p text:style-name="P1"><text:tab/><text:tab/><text:tab/><text:tab/><text:tab/><text:tab/><text:tab/>printf("\nEnter Roll No. to Search : ");</text:p>
      <text:p text:style-name="P1"><text:tab/><text:tab/><text:tab/><text:tab/><text:tab/><text:tab/><text:tab/>scanf("%d",&amp;sch);</text:p>
      <text:p text:style-name="P1"/>
      <text:p text:style-name="P1"><text:tab/><text:tab/><text:tab/><text:tab/><text:tab/><text:tab/><text:tab/>m = binarySearchWOR(t,sch);</text:p>
      <text:p text:style-name="P1"><text:tab/><text:tab/><text:tab/><text:tab/><text:tab/><text:tab/><text:tab/>if(m!=-1)</text:p>
      <text:p text:style-name="P1"><text:tab/><text:tab/><text:tab/><text:tab/><text:tab/><text:tab/><text:tab/>{<text:tab/>tabHead();</text:p>
      <text:p text:style-name="P1"><text:tab/><text:tab/><text:tab/><text:tab/><text:tab/><text:tab/><text:tab/><text:tab/>displayData(m);</text:p>
      <text:p text:style-name="P1"><text:tab/><text:tab/><text:tab/><text:tab/><text:tab/><text:tab/><text:tab/><text:tab/>printf("\n");</text:p>
      <text:p text:style-name="P1"><text:tab/><text:tab/><text:tab/><text:tab/><text:tab/><text:tab/><text:tab/><text:tab/>ll</text:p>
      <text:p text:style-name="P1"><text:tab/><text:tab/><text:tab/><text:tab/><text:tab/><text:tab/><text:tab/>}</text:p>
      <text:p text:style-name="P1"><text:tab/><text:tab/><text:tab/><text:tab/><text:tab/><text:tab/><text:tab/>else</text:p>
      <text:p text:style-name="P1"><text:tab/><text:tab/><text:tab/><text:tab/><text:tab/><text:tab/><text:tab/><text:tab/>printf("\nEntered Roll No. doesn't exist..!!\n");</text:p>
      <text:p text:style-name="P1"><text:tab/><text:tab/><text:tab/><text:tab/><text:tab/><text:tab/>}</text:p>
      <text:p text:style-name="P1"><text:tab/><text:tab/><text:tab/><text:tab/><text:tab/><text:tab/>else</text:p>
      <text:p text:style-name="P1"><text:tab/><text:tab/><text:tab/><text:tab/><text:tab/><text:tab/><text:tab/>printf("\nEnter Data First..!!\n");</text:p>
      <text:p text:style-name="P1"><text:tab/><text:tab/><text:tab/><text:tab/><text:tab/><text:tab/>break;</text:p>
      <text:p text:style-name="P1"/>
      <text:p text:style-name="P1"><text:tab/><text:tab/><text:tab/><text:tab/>case 5:<text:tab/>if(t!=0)</text:p>
      <text:p text:style-name="P1"><text:tab/><text:tab/><text:tab/><text:tab/><text:tab/><text:tab/>{</text:p>
      <text:p text:style-name="P1"><text:tab/><text:tab/><text:tab/><text:tab/><text:tab/><text:tab/><text:tab/>printf("\nBINARY SEARCH : (Search Record by Roll No.)\n");</text:p>
      <text:p text:style-name="P1"/>
      <text:p text:style-name="P1"><text:tab/><text:tab/><text:tab/><text:tab/><text:tab/><text:tab/><text:tab/>printf("\nEnter Roll No. to Search : ");</text:p>
      <text:p text:style-name="P1"><text:tab/><text:tab/><text:tab/><text:tab/><text:tab/><text:tab/><text:tab/>scanf("%d",&amp;sch);</text:p>
      <text:p text:style-name="P1"/>
      <text:p text:style-name="P1"><text:tab/><text:tab/><text:tab/><text:tab/><text:tab/><text:tab/><text:tab/>m = binarySearchWR(0,t-1,sch);</text:p>
      <text:p text:style-name="P1"><text:tab/><text:tab/><text:tab/><text:tab/><text:tab/><text:tab/><text:tab/>printf("%d",m);</text:p>
      <text:p text:style-name="P1"><text:tab/><text:tab/><text:tab/><text:tab/><text:tab/><text:tab/><text:tab/>if(m!=-1)</text:p>
      <text:p text:style-name="P1"><text:tab/><text:tab/><text:tab/><text:tab/><text:tab/><text:tab/><text:tab/>{<text:tab/>tabHead();</text:p>
      <text:p text:style-name="P1"><text:tab/><text:tab/><text:tab/><text:tab/><text:tab/><text:tab/><text:tab/><text:tab/>displayData(m);</text:p>
      <text:p text:style-name="P1"><text:tab/><text:tab/><text:tab/><text:tab/><text:tab/><text:tab/><text:tab/><text:tab/>printf("\n");</text:p>
      <text:p text:style-name="P1"><text:tab/><text:tab/><text:tab/><text:tab/><text:tab/><text:tab/><text:tab/><text:tab/>ll</text:p>
      <text:p text:style-name="P1"><text:tab/><text:tab/><text:tab/><text:tab/><text:tab/><text:tab/><text:tab/>}</text:p>
      <text:p text:style-name="P1"><text:tab/><text:tab/><text:tab/><text:tab/><text:tab/><text:tab/><text:tab/>else</text:p>
      <text:p text:style-name="P1"><text:tab/><text:tab/><text:tab/><text:tab/><text:tab/><text:tab/><text:tab/>printf("\nEntered Roll No. doesn't exist..!!\n");</text:p>
      <text:p text:style-name="P1"><text:tab/><text:tab/><text:tab/><text:tab/><text:tab/><text:tab/>}</text:p>
      <text:p text:style-name="P1"><text:tab/><text:tab/><text:tab/><text:tab/><text:tab/><text:tab/>else</text:p>
      <text:p text:style-name="P1"><text:tab/><text:tab/><text:tab/><text:tab/><text:tab/><text:tab/><text:tab/>printf("\nEnter Data First..!!\n");</text:p>
      <text:p text:style-name="P1"><text:tab/><text:tab/><text:tab/><text:tab/><text:tab/><text:tab/>break;</text:p>
      <text:p text:style-name="P1"/>
      <text:p text:style-name="P1"><text:tab/><text:tab/><text:tab/><text:tab/>case 6:<text:tab/>break;</text:p>
      <text:p text:style-name="P1"><text:tab/><text:tab/><text:tab/>}</text:p>
      <text:p text:style-name="P1"><text:tab/><text:tab/>}while(ch!=6);</text:p>
      <text:p text:style-name="P1"/>
      <text:p text:style-name="P1"><text:tab/>return 0;</text:p>
      <text:p text:style-name="P1">}</text:p>
      <text:p text:style-name="P2"><text:soft-page-break/>OUTPUT : </text:p>
      <text:p text:style-name="P2"/>
      <text:p text:style-name="P3">Menu :</text:p>
      <text:p text:style-name="P3">1. Enter Students Records.</text:p>
      <text:p text:style-name="P3">2. Display in ascending order of Roll. No.</text:p>
      <text:p text:style-name="P3">3. Display in descending order of Name.</text:p>
      <text:p text:style-name="P3">4. Search Data ( Without Recursion ).</text:p>
      <text:p text:style-name="P3">5. Search Data ( With Recursion ).</text:p>
      <text:p text:style-name="P3">6. Exit.</text:p>
      <text:p text:style-name="P3">Enter your choice : 1</text:p>
      <text:p text:style-name="P3"/>
      <text:p text:style-name="P3">Enter no. of students : 2</text:p>
      <text:p text:style-name="P3"/>
      <text:p text:style-name="P3">Student 1 :</text:p>
      <text:p text:style-name="P3">Unique Roll No. : 324</text:p>
      <text:p text:style-name="P3">Name : kjsd</text:p>
      <text:p text:style-name="P3">Age : 34</text:p>
      <text:p text:style-name="P3">Percentage : 45</text:p>
      <text:p text:style-name="P3"/>
      <text:p text:style-name="P3">Student 2 :</text:p>
      <text:p text:style-name="P3">Unique Roll No. : 12324</text:p>
      <text:p text:style-name="P3">Name : d;kfjs</text:p>
      <text:p text:style-name="P3">Age : 34</text:p>
      <text:p text:style-name="P3">Percentage : 23</text:p>
      <text:p text:style-name="P3"/>
      <text:p text:style-name="P3">Menu :</text:p>
      <text:p text:style-name="P3">1. Enter Students Records.</text:p>
      <text:p text:style-name="P3">2. Display in ascending order of Roll. No.</text:p>
      <text:p text:style-name="P3">3. Display in descending order of Name.</text:p>
      <text:p text:style-name="P3">4. Search Data ( Without Recursion ).</text:p>
      <text:p text:style-name="P3">5. Search Data ( With Recursion ).</text:p>
      <text:p text:style-name="P3">6. Exit.</text:p>
      <text:p text:style-name="P3">Enter your choice : 2</text:p>
      <text:p text:style-name="P3"/>
      <text:p text:style-name="P3">BUBBLE SORT : (Sort by Roll No. in Ascending Order)</text:p>
      <text:p text:style-name="P3"/>
      <text:p text:style-name="P3">Process :-</text:p>
      <text:p text:style-name="P3"/>
      <text:p text:style-name="P3">Original : 324 <text:s text:c="2"/>12324 <text:s text:c="2"/></text:p>
      <text:p text:style-name="P3"/>
      <text:p text:style-name="P3">Hence List is Sorted in 0 passes.</text:p>
      <text:p text:style-name="P3">Total Swaps = 0.</text:p>
      <text:p text:style-name="P3">Total Comparisons = 1.</text:p>
      <text:p text:style-name="P3"/>
      <text:p text:style-name="P3">DATA BASE :</text:p>
      <text:p text:style-name="P3">-------------------------------------------------------------------------------------</text:p>
      <text:p text:style-name="P3"/>
      <text:p text:style-name="P3">Unique Roll No.<text:tab/><text:tab/>Name of Student<text:tab/><text:tab/>Age<text:tab/>Percentage</text:p>
      <text:p text:style-name="P3"/>
      <text:p text:style-name="P3">-------------------------------------------------------------------------------------</text:p>
      <text:p text:style-name="P3"/>
      <text:p text:style-name="P3"><text:s text:c="3"/>324<text:tab/><text:tab/><text:tab/>kjsd<text:tab/><text:tab/><text:tab/>13363<text:tab/>45.000000</text:p>
      <text:p text:style-name="P3"><text:soft-page-break/><text:s/>12324<text:tab/><text:tab/><text:tab/>d;kfjs<text:tab/><text:tab/><text:tab/>13363<text:tab/>23.000000</text:p>
      <text:p text:style-name="P3">-------------------------------------------------------------------------------------</text:p>
      <text:p text:style-name="P3"/>
      <text:p text:style-name="P3">Menu :</text:p>
      <text:p text:style-name="P3">1. Enter Students Records.</text:p>
      <text:p text:style-name="P3">2. Display in ascending order of Roll. No.</text:p>
      <text:p text:style-name="P3">3. Display in descending order of Name.</text:p>
      <text:p text:style-name="P3">4. Search Data ( Without Recursion ).</text:p>
      <text:p text:style-name="P3">5. Search Data ( With Recursion ).</text:p>
      <text:p text:style-name="P3">6. Exit.</text:p>
      <text:p text:style-name="P3">Enter your choice : 3</text:p>
      <text:p text:style-name="P3"/>
      <text:p text:style-name="P3">Process :-</text:p>
      <text:p text:style-name="P3"/>
      <text:p text:style-name="P3">Original : kjsdd;kfjs</text:p>
      <text:p text:style-name="P3">Pass 1 <text:s text:c="2"/>: kjsd <text:s text:c="2"/>d;kfjs <text:s text:c="3"/>| Swaps = 0 <text:s/>| Comparisons = 1</text:p>
      <text:p text:style-name="P3"/>
      <text:p text:style-name="P3">Hence List is Sorted in 1 passes.</text:p>
      <text:p text:style-name="P3">Total Swaps = 0.</text:p>
      <text:p text:style-name="P3">Total Comparisons = 1.</text:p>
      <text:p text:style-name="P3"/>
      <text:p text:style-name="P3">SELECTION SORT : (Sort by Name in Descending Order)</text:p>
      <text:p text:style-name="P3"/>
      <text:p text:style-name="P3">DATA BASE :</text:p>
      <text:p text:style-name="P3">-------------------------------------------------------------------------------------</text:p>
      <text:p text:style-name="P3"/>
      <text:p text:style-name="P3">Unique Roll No.<text:tab/><text:tab/>Name of Student<text:tab/><text:tab/>Age<text:tab/>Percentage</text:p>
      <text:p text:style-name="P3"/>
      <text:p text:style-name="P3">-------------------------------------------------------------------------------------</text:p>
      <text:p text:style-name="P3"/>
      <text:p text:style-name="P3"><text:s text:c="3"/>324<text:tab/><text:tab/><text:tab/>kjsd<text:tab/><text:tab/><text:tab/>13363<text:tab/>45.000000</text:p>
      <text:p text:style-name="P3"><text:s/>12324<text:tab/><text:tab/><text:tab/>d;kfjs<text:tab/><text:tab/><text:tab/>13363<text:tab/>23.000000</text:p>
      <text:p text:style-name="P3">-------------------------------------------------------------------------------------</text:p>
      <text:p text:style-name="P3"/>
      <text:p text:style-name="P3">Menu :</text:p>
      <text:p text:style-name="P3">1. Enter Students Records.</text:p>
      <text:p text:style-name="P3">2. Display in ascending order of Roll. No.</text:p>
      <text:p text:style-name="P3">3. Display in descending order of Name.</text:p>
      <text:p text:style-name="P3">4. Search Data ( Without Recursion ).</text:p>
      <text:p text:style-name="P3">5. Search Data ( With Recursion ).</text:p>
      <text:p text:style-name="P3">6. Exit.</text:p>
      <text:p text:style-name="P3">Enter your choice : 4</text:p>
      <text:p text:style-name="P3"/>
      <text:p text:style-name="P3">BINARY SEARCH : (Search Record by Roll No.)</text:p>
      <text:p text:style-name="P3"/>
      <text:p text:style-name="P3">Enter Roll No. to Search : 1232<text:span text:style-name="T1">5</text:span></text:p>
      <text:p text:style-name="P3"/>
      <text:p text:style-name="P3">Entered Roll No. doesn't exist..!!</text:p>
      <text:p text:style-name="P3"/>
      <text:p text:style-name="P3">Menu :</text:p>
      <text:p text:style-name="P3">1. Enter Students Records.</text:p>
      <text:p text:style-name="P3">2. Display in ascending order of Roll. No.</text:p>
      <text:p text:style-name="P3"><text:soft-page-break/>3. Display in descending order of Name.</text:p>
      <text:p text:style-name="P3">4. Search Data ( Without Recursion ).</text:p>
      <text:p text:style-name="P3">5. Search Data ( With Recursion ).</text:p>
      <text:p text:style-name="P3">6. Exit.</text:p>
      <text:p text:style-name="P3">Enter your choice : 5</text:p>
      <text:p text:style-name="P3"/>
      <text:p text:style-name="P3">BINARY SEARCH : (Search Record by Roll No.)</text:p>
      <text:p text:style-name="P3"/>
      <text:p text:style-name="P3">Enter Roll No. to Search : 12324</text:p>
      <text:p text:style-name="P3">1-------------------------------------------------------------------------------------</text:p>
      <text:p text:style-name="P3"/>
      <text:p text:style-name="P3">Unique Roll No.<text:tab/><text:tab/>Name of Student<text:tab/><text:tab/>Age<text:tab/>Percentage</text:p>
      <text:p text:style-name="P3"/>
      <text:p text:style-name="P3">-------------------------------------------------------------------------------------</text:p>
      <text:p text:style-name="P3"/>
      <text:p text:style-name="P3"><text:s/>12324<text:tab/><text:tab/><text:tab/>d;kfjs<text:tab/><text:tab/><text:tab/>13363<text:tab/>23.000000</text:p>
      <text:p text:style-name="P3">-------------------------------------------------------------------------------------</text:p>
      <text:p text:style-name="P3"/>
      <text:p text:style-name="P3">Menu :</text:p>
      <text:p text:style-name="P3">1. Enter Students Records.</text:p>
      <text:p text:style-name="P3">2. Display in ascending order of Roll. No.</text:p>
      <text:p text:style-name="P3">3. Display in descending order of Name.</text:p>
      <text:p text:style-name="P3">4. Search Data ( Without Recursion ).</text:p>
      <text:p text:style-name="P3">5. Search Data ( With Recursion ).</text:p>
      <text:p text:style-name="P3">6. Exit.</text:p>
      <text:p text:style-name="P3">Enter your choice :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2:34:13.990397899</meta:creation-date>
    <dc:date>2019-10-10T02:49:00.238201896</dc:date>
    <meta:editing-duration>PT4M36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9" meta:paragraph-count="367" meta:word-count="1146" meta:character-count="9034" meta:non-whitespace-character-count="7377"/>
  </office:meta>
</office:document-meta>
</file>